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paragraph-properties fo:margin-left="0.3in" fo:margin-right="0.0217in" fo:margin-top="0.0835in" fo:margin-bottom="0.0835in" loext:contextual-spacing="false" fo:line-height="100%" fo:orphans="0" fo:widows="0" fo:text-indent="-0.2in" style:auto-text-indent="false"/>
    </style:style>
    <style:style style:name="P4" style:family="paragraph" style:parent-style-name="Standard">
      <style:paragraph-properties fo:margin-left="0.3in" fo:margin-right="0.0299in" fo:margin-top="0.0835in" fo:margin-bottom="0.0835in" loext:contextual-spacing="false" fo:line-height="100%" fo:orphans="0" fo:widows="0" fo:text-indent="-0.2in" style:auto-text-indent="false"/>
    </style:style>
    <style:style style:name="P5" style:family="paragraph" style:parent-style-name="Standard">
      <style:paragraph-properties fo:margin-left="0.3in" fo:margin-right="0.0307in" fo:margin-top="0.0835in" fo:margin-bottom="0.0835in" loext:contextual-spacing="false" fo:line-height="100%" fo:orphans="0" fo:widows="0" fo:text-indent="-0.2in" style:auto-text-indent="false"/>
    </style:style>
    <style:style style:name="P6" style:family="paragraph" style:parent-style-name="Standard">
      <style:paragraph-properties fo:margin-left="0.3in" fo:margin-right="1.0319in" fo:margin-top="0.0835in" fo:margin-bottom="0.0835in" loext:contextual-spacing="false" fo:line-height="100%" fo:orphans="0" fo:widows="0" fo:text-indent="-0.2in" style:auto-text-indent="false"/>
    </style:style>
    <style:style style:name="P7" style:family="paragraph" style:parent-style-name="Standard">
      <style:paragraph-properties fo:margin-left="0.3in" fo:margin-right="0.0236in" fo:margin-top="0.0835in" fo:margin-bottom="0.0835in" loext:contextual-spacing="false" fo:line-height="100%" fo:orphans="0" fo:widows="0" fo:text-indent="-0.2in" style:auto-text-indent="false"/>
    </style:style>
    <style:style style:name="P8" style:family="paragraph" style:parent-style-name="Standard">
      <style:paragraph-properties fo:margin-left="0.3in" fo:margin-right="0.0173in" fo:margin-top="0.0835in" fo:margin-bottom="0.0835in" loext:contextual-spacing="false" fo:line-height="100%" fo:orphans="0" fo:widows="0" fo:text-indent="-0.2in" style:auto-text-indent="false"/>
    </style:style>
    <style:style style:name="P9" style:family="paragraph" style:parent-style-name="Standard">
      <style:paragraph-properties fo:margin-left="0.3in" fo:margin-right="0.0228in" fo:margin-top="0.0835in" fo:margin-bottom="0.0835in" loext:contextual-spacing="false" fo:line-height="100%" fo:orphans="0" fo:widows="0" fo:text-indent="-0.2in" style:auto-text-indent="false"/>
    </style:style>
    <style:style style:name="P10" style:family="paragraph" style:parent-style-name="Standard">
      <style:paragraph-properties fo:margin-left="0.3in" fo:margin-right="0.0146in" fo:margin-top="0.0835in" fo:margin-bottom="0.0835in" loext:contextual-spacing="false" fo:line-height="100%" fo:orphans="0" fo:widows="0" fo:text-indent="-0.2in" style:auto-text-indent="false"/>
    </style:style>
    <style:style style:name="P11" style:family="paragraph" style:parent-style-name="Standard">
      <style:paragraph-properties fo:margin-left="0.3in" fo:margin-right="0.0189in" fo:margin-top="0.0835in" fo:margin-bottom="0.0835in" loext:contextual-spacing="false" fo:line-height="100%" fo:orphans="0" fo:widows="0" fo:text-indent="-0.2in" style:auto-text-indent="false"/>
    </style:style>
    <style:style style:name="P12" style:family="paragraph" style:parent-style-name="Standard">
      <style:paragraph-properties fo:margin-left="0.3in" fo:margin-right="0.0252in" fo:margin-top="0.0835in" fo:margin-bottom="0.0835in" loext:contextual-spacing="false" fo:line-height="100%" fo:orphans="0" fo:widows="0" fo:text-indent="-0.2in" style:auto-text-indent="false"/>
    </style:style>
    <style:style style:name="P13" style:family="paragraph" style:parent-style-name="Standard">
      <style:paragraph-properties fo:margin-left="0.3in" fo:margin-right="0.0201in" fo:margin-top="0.0835in" fo:margin-bottom="0.0835in" loext:contextual-spacing="false" fo:line-height="100%" fo:orphans="0" fo:widows="0" fo:text-indent="-0.2in" style:auto-text-indent="false"/>
    </style:style>
    <style:style style:name="P14" style:family="paragraph" style:parent-style-name="Standard">
      <style:paragraph-properties fo:margin-left="0.3in" fo:margin-right="0.0161in" fo:margin-top="0.0835in" fo:margin-bottom="0.0835in" loext:contextual-spacing="false" fo:line-height="100%" fo:orphans="0" fo:widows="0" fo:text-indent="-0.2in" style:auto-text-indent="false"/>
    </style:style>
    <style:style style:name="P15" style:family="paragraph" style:parent-style-name="Standard">
      <style:paragraph-properties fo:margin-left="0.3in" fo:margin-right="0.0209in" fo:margin-top="0.0835in" fo:margin-bottom="0.0835in" loext:contextual-spacing="false" fo:line-height="100%" fo:orphans="0" fo:widows="0" fo:text-indent="-0.2in" style:auto-text-indent="false"/>
    </style:style>
    <style:style style:name="P16" style:family="paragraph" style:parent-style-name="Standard">
      <style:paragraph-properties fo:margin-left="0.3in" fo:margin-right="0.0181in" fo:margin-top="0.0835in" fo:margin-bottom="0.0835in" loext:contextual-spacing="false" fo:line-height="100%" fo:orphans="0" fo:widows="0" fo:text-indent="-0.2in" style:auto-text-indent="false"/>
    </style:style>
    <style:style style:name="P17" style:family="paragraph" style:parent-style-name="Standard">
      <style:paragraph-properties fo:margin-left="0.3in" fo:margin-right="0.0165in" fo:margin-top="0.0835in" fo:margin-bottom="0.0835in" loext:contextual-spacing="false" fo:line-height="100%" fo:orphans="0" fo:widows="0" fo:text-indent="-0.2in" style:auto-text-indent="false"/>
    </style:style>
    <style:style style:name="P18" style:family="paragraph" style:parent-style-name="Standard">
      <style:paragraph-properties fo:margin-left="0.3in" fo:margin-right="0.0264in" fo:margin-top="0.0835in" fo:margin-bottom="0.0835in" loext:contextual-spacing="false" fo:line-height="100%" fo:orphans="0" fo:widows="0" fo:text-indent="-0.2in" style:auto-text-indent="false"/>
    </style:style>
    <style:style style:name="P19" style:family="paragraph" style:parent-style-name="Standard">
      <style:paragraph-properties fo:margin-left="0.3in" fo:margin-right="0in" fo:margin-top="0.0835in" fo:margin-bottom="0.0835in" loext:contextual-spacing="false" fo:line-height="100%" fo:orphans="0" fo:widows="0" fo:text-indent="-0.2in" style:auto-text-indent="false"/>
    </style:style>
    <style:style style:name="P20" style:family="paragraph" style:parent-style-name="Standard">
      <style:paragraph-properties fo:margin-left="0.3in" fo:margin-right="0.0047in" fo:margin-top="0.0835in" fo:margin-bottom="0.0835in" loext:contextual-spacing="false" fo:line-height="100%" fo:orphans="0" fo:widows="0" fo:text-indent="-0.2in" style:auto-text-indent="false"/>
    </style:style>
    <style:style style:name="P21" style:family="paragraph" style:parent-style-name="Standard">
      <style:paragraph-properties fo:margin-left="0.3in" fo:margin-right="0.022in" fo:margin-top="0.0835in" fo:margin-bottom="0.0835in" loext:contextual-spacing="false" fo:line-height="100%" fo:orphans="0" fo:widows="0" fo:text-indent="-0.2in" style:auto-text-indent="false"/>
    </style:style>
    <style:style style:name="P22" style:family="paragraph" style:parent-style-name="Standard">
      <style:paragraph-properties fo:margin-left="0.3in" fo:margin-right="0.0244in" fo:margin-top="0.0835in" fo:margin-bottom="0.0835in" loext:contextual-spacing="false" fo:line-height="100%" fo:orphans="0" fo:widows="0" fo:text-indent="-0.2in" style:auto-text-indent="false"/>
    </style:style>
    <style:style style:name="P23" style:family="paragraph" style:parent-style-name="Standard">
      <style:paragraph-properties fo:margin-left="0.3in" fo:margin-right="0.0138in" fo:margin-top="0.0835in" fo:margin-bottom="0.0835in" loext:contextual-spacing="false" fo:line-height="100%" fo:orphans="0" fo:widows="0" fo:text-indent="-0.2in" style:auto-text-indent="false"/>
    </style:style>
    <style:style style:name="P24" style:family="paragraph" style:parent-style-name="Standard">
      <style:paragraph-properties fo:margin-left="0.3in" fo:margin-right="0.0154in" fo:margin-top="0.0835in" fo:margin-bottom="0.0835in" loext:contextual-spacing="false" fo:line-height="100%" fo:orphans="0" fo:widows="0" fo:text-indent="-0.2in" style:auto-text-indent="false"/>
    </style:style>
    <style:style style:name="P25" style:family="paragraph" style:parent-style-name="Title"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ize="9.5pt" style:font-size-asian="9.5pt" style:font-size-complex="9.5pt"/>
    </style:style>
    <style:style style:name="T4" style:family="text">
      <style:text-properties fo:font-size="9.5pt" fo:font-style="italic" style:font-size-asian="9.5pt" style:font-style-asian="italic" style:font-size-complex="9.5pt"/>
    </style:style>
    <style:style style:name="T5" style:family="text">
      <style:text-properties fo:font-size="9.5pt" fo:font-weight="bold" style:font-size-asian="9.5pt" style:font-weight-asian="bold" style:font-size-complex="9.5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1hehtdf21pq8"/>Magnus Stefansson: A short bio for NOAA-LMRCSC</text:p>
      <text:p text:style-name="Standard"/>
      <text:p text:style-name="Standard">Nov 7, 2023</text:p>
      <text:p text:style-name="Standard"/>
      <text:p text:style-name="Heading_20_1"><text:bookmark text:name="_c78qqeujq8wn"/>Dr. Magnus Orn Stefansson</text:p>
      <text:p text:style-name="Heading_20_2"><text:bookmark text:name="_w6q1jalugygy"/>Distinguished Research Scientist </text:p>
      <text:p text:style-name="Heading_20_3"><text:bookmark text:name="_thml6zwmltw8"/>Associate Professor of Marine Molecular Genetics &amp; Evolutionary Biology</text:p>
      <text:p text:style-name="Standard"/>
      <text:p text:style-name="Heading_20_2"><text:bookmark text:name="_gquhbzpiigxt"/>Curriculum Vitae</text:p>
      <text:list xml:id="list1141066576" text:style-name="WWNum1">
        <text:list-item>
          <text:p text:style-name="P1">Scientific Manager, Exponent, 2022-2023</text:p>
        </text:list-item>
        <text:list-item>
          <text:p text:style-name="P1">Research Manager and Research Associate, Harvard University, 2020 – 2023</text:p>
        </text:list-item>
        <text:list-item>
          <text:p text:style-name="P1">Scientific Consultant, nList, 2019 – 2020 </text:p>
        </text:list-item>
        <text:list-item>
          <text:p text:style-name="P1">Research Fellow, University of Akureyri &amp; BioPol Ltd., Iceland, 2011 – 2019 </text:p>
        </text:list-item>
        <text:list-item>
          <text:p text:style-name="P1">Founder and Managing Editor, Iceview Magazine, Iceland, 2015 – 2018</text:p>
        </text:list-item>
        <text:list-item>
          <text:p text:style-name="P1">Chief Scientific Officer, Biosensores, S.L., Spain, 2009 – 2011 </text:p>
        </text:list-item>
        <text:list-item>
          <text:p text:style-name="P1">Project Manager, Office of the CEO, University Hospital of Iceland, 2007 – 2009</text:p>
        </text:list-item>
        <text:list-item>
          <text:p text:style-name="P1">Senior Scientist, Marine and Freshwater Research Institute, Iceland, 2000 – 2007 </text:p>
        </text:list-item>
        <text:list-item>
          <text:p text:style-name="P1">Research Associate, University College Cork, Ireland, 1995 – 2000</text:p>
        </text:list-item>
      </text:list>
      <text:p text:style-name="Standard"/>
      <text:p text:style-name="Heading_20_2"><text:bookmark text:name="_mgyqcdkdpu18"/>Education</text:p>
      <text:p text:style-name="Standard"><text:soft-page-break/><text:span text:style-name="T1">University College Cor</text:span>k</text:p>
      <text:p text:style-name="Standard">Ph.D., Molecular and Population Genetics</text:p>
      <text:p text:style-name="Standard"/>
      <text:p text:style-name="Standard"><text:span text:style-name="T1">Reykjavik University </text:span></text:p>
      <text:p text:style-name="Standard">Executive MBA, Master of Business Administration</text:p>
      <text:p text:style-name="Standard"/>
      <text:p text:style-name="Standard"><text:span text:style-name="T1">University of Iceland </text:span></text:p>
      <text:p text:style-name="Standard">B.S., Biology</text:p>
      <text:p text:style-name="Standard"/>
      <text:p text:style-name="Heading_20_2"><text:bookmark text:name="_7tpw8wo3o56w"/>Research Interests</text:p>
      <text:list xml:id="list541652125" text:style-name="WWNum2">
        <text:list-item>
          <text:p text:style-name="P2">Molecular ecology of marine animal populations</text:p>
        </text:list-item>
        <text:list-item>
          <text:p text:style-name="P2">Evolutionary history of marine animals and microbes</text:p>
        </text:list-item>
        <text:list-item>
          <text:p text:style-name="P2">Effect of current and paleo-climate change on marine biota</text:p>
        </text:list-item>
        <text:list-item>
          <text:p text:style-name="P2">Marine biotechnology</text:p>
        </text:list-item>
      </text:list>
      <text:p text:style-name="Standard"/>
      <text:p text:style-name="Standard"/>
      <text:p text:style-name="Heading_20_2"><text:bookmark text:name="_eamoy1xv56c1"/>Selected <office:annotation office:name="__Annotation__67_2368428852"><dc:creator>Kara Nuzback</dc:creator><dc:date>2023-11-09T18:01:49</dc:date><text:p><text:span text:style-name="T6">Anytime!</text:span></text:p></office:annotation><office:annotation office:name="__Annotation__65_2368428852"><dc:creator>Magnus Stefansson</dc:creator><dc:date>2023-11-09T17:25:00</dc:date><text:p><text:span text:style-name="T6">Excellent! The profile looks great. Thanks for doing this for me.</text:span></text:p></office:annotation><office:annotation office:name="__Annotation__63_2368428852"><dc:creator>Kara Nuzback</dc:creator><dc:date>2023-11-09T14:52:30</dc:date><text:p><text:span text:style-name="T6">I think so. I'm going to include everything. I'm sure Dr. Chigbu will tell us if anything needs to be removed.</text:span></text:p></office:annotation><office:annotation office:name="__Annotation__61_2368428852"><dc:creator>Magnus Stefansson</dc:creator><dc:date>2023-11-07T16:14:50</dc:date><text:p><text:span text:style-name="T6">I've put papers, conference presentations, and management advice on this list. Would that be appropriate?</text:span></text:p></office:annotation>Publications<office:annotation-end office:name="__Annotation__61_2368428852"/><office:annotation-end office:name="__Annotation__63_2368428852"/><office:annotation-end office:name="__Annotation__65_2368428852"/><office:annotation-end office:name="__Annotation__67_2368428852"/></text:p>
      <text:p text:style-name="P3"><text:span text:style-name="T3">[1] X. Morgan, M. Stefansson, C. Huttenhower,. </text:span><text:span text:style-name="T4">The fourth annual Harvard Chan Microbiome in Public Health Center: The Microbiome and Chronic Diseases.</text:span><text:span text:style-name="T3"> The Harvard T.H. Chan School of Public Health Microbiome Collection Core, June <text:s/>2022. </text:span></text:p>
      <text:p text:style-name="P4"><text:span text:style-name="T3">[2] H. Eiríksdóttir, M. Örn Stefánsson, H. Einarsson. Development of Growth Media from Agricultural By-Products for Cultivation of PUFA-Producing </text:span><text:span text:style-name="T4">Sicyoidochytrium minutum</text:span><text:span text:style-name="T3">. </text:span><text:span text:style-name="T4">Marine Drugs </text:span><text:span text:style-name="T5">2021</text:span><text:span text:style-name="T3">, </text:span><text:span text:style-name="T4">20</text:span><text:span text:style-name="T3">, 8. </text:span></text:p>
      <text:p text:style-name="P5"><text:span text:style-name="T3">[3] M. Ö. Stefánsson, S. Baldursson, K. P. Magnússon, A. Eyþórsdóttir, H. Einarsson. Isolation, Characterization and Biotechnological Potentials of Thraustochytrids from Icelandic Waters. </text:span><text:span text:style-name="T4">Marine Drugs </text:span><text:span text:style-name="T5">2019</text:span><text:span text:style-name="T3">, </text:span><text:span text:style-name="T4">17</text:span><text:span text:style-name="T3">, 449. </text:span></text:p>
      <text:p text:style-name="P6"><text:span text:style-name="T3">[4] K. T. Browne, M. Ö. Stefánsson (Eds.), </text:span><text:span text:style-name="T4">ICEVIEW vol. 3 ed.</text:span><text:span text:style-name="T3">, nList, Skagaströnd, Iceland, </text:span><text:span text:style-name="T5">2018</text:span><text:span text:style-name="T3">. </text:span></text:p>
      <text:p text:style-name="P6"><text:soft-page-break/><text:span text:style-name="T3">[5] K. T. Browne, M. Ö. Stefánsson (Eds.), </text:span><text:span text:style-name="T4">ICEVIEW vol. 1 ed.</text:span><text:span text:style-name="T3">, nList, Skagaströnd, Iceland, </text:span><text:span text:style-name="T5">2017</text:span><text:span text:style-name="T3">. </text:span></text:p>
      <text:p text:style-name="P6"><text:span text:style-name="T3">[6] K. T. Browne, M. Ö. Stefánsson (Eds.), </text:span><text:span text:style-name="T4">ICEVIEW vol. 2 ed.</text:span><text:span text:style-name="T3">, nList, Skagaströnd, Iceland, </text:span><text:span text:style-name="T5">2017</text:span><text:span text:style-name="T3">. </text:span></text:p>
      <text:p text:style-name="P7"><text:span text:style-name="T3">[7] M. Ö. Stefánsson, </text:span><text:span text:style-name="T4">Biotechnology and fisheries management (Icl. Sjávarlíftækni og stjórnun fiskveiða)</text:span><text:span text:style-name="T3">, Symposium at the University of Akureyri, October 2011. </text:span></text:p>
      <text:p text:style-name="P8"><text:span text:style-name="T3">[8] R. M. Higgins, B. S. Danilowicz, J. A. Balbuena, A. K. Daníelsdóttir, A. J. Geffen, W. G. Meijer, J. Modin, F. E. Montero, C. Pampoulie, D. Perdiguero-Alonso, A. Schreiber, M. Ö. Stefánsson, B. Wilson. Multi-disciplinary fingerprints reveal the harvest location of cod </text:span><text:span text:style-name="T4">Gadus morhua </text:span><text:span text:style-name="T3">in the northeast Atlantic. </text:span><text:span text:style-name="T4">Marine Ecology Progress Series </text:span><text:span text:style-name="T5">2010</text:span><text:span text:style-name="T3">, </text:span><text:span text:style-name="T4">404</text:span><text:span text:style-name="T3">, 197–206. </text:span></text:p>
      <text:p text:style-name="P9"><text:span text:style-name="T3">[9] M. Ö. Stefánsson, T. Sigurdsson, C. Pampoulie, A. K. Daníelsdóttir, B. Thorgilsson, A. Ragnarsdóttir, D. Gíslason, J. Coughlan, T. Cross, L. Bernatchez. Pleistocene genetic legacy suggests incipient species of </text:span><text:span text:style-name="T4">Sebastes mentella </text:span><text:span text:style-name="T3">in the Irminger Sea. </text:span><text:span text:style-name="T4">Heredity </text:span><text:span text:style-name="T5">2009</text:span><text:span text:style-name="T3">, </text:span><text:span text:style-name="T4">102</text:span><text:span text:style-name="T3">, 514–24. </text:span></text:p>
      <text:p text:style-name="P9"><text:span text:style-name="T3">[10] M. Ö. Stefánsson, J. Reinert, Þ. Sigurðsson, K. Nedreaas, C. Pampoulie. Depth as a potential driver of genetic structure of </text:span><text:span text:style-name="T4">Sebastes mentella </text:span><text:span text:style-name="T3">across the North Atlantic Ocean. </text:span><text:span text:style-name="T4">ICES Journal of Marine Science </text:span><text:span text:style-name="T5">2009</text:span><text:span text:style-name="T3">, </text:span><text:span text:style-name="T4">66</text:span><text:span text:style-name="T3">, 680–690. </text:span></text:p>
      <text:p text:style-name="P4"><text:span text:style-name="T3">[11] A. K. Daníelsdóttir, D. Gíslason, K. Kristinsson, M. Ö. Stefánsson, T. Johansen, C. Pampoulie. Population Structure of Deep-Sea and Oceanic Phenotypes of Deepwater Redfish in the Irminger Sea and Icelandic Continental Slope: Are They Cryptic Species? </text:span><text:span text:style-name="T4">Transactions of the American Fisheries Society </text:span><text:span text:style-name="T5">2008</text:span><text:span text:style-name="T3">, </text:span><text:span text:style-name="T4">137</text:span><text:span text:style-name="T3">, 1723–1740. </text:span></text:p>
      <text:p text:style-name="P10"><text:span text:style-name="T3">[12] C. Pampoulie, M. Ö. Stefánsson, T. D. Jörundsdóttir, B. S. Danilowicz, A. K. Daníelsdóttir. Recolonization history and large-scale dispersal in the open sea: the case study of the North Atlantic cod, </text:span><text:span text:style-name="T4">Gadus morhua </text:span><text:span text:style-name="T3">L. </text:span><text:span text:style-name="T4">Biological Journal of the Linnean Society </text:span><text:span text:style-name="T5">2008</text:span><text:span text:style-name="T3">, </text:span><text:span text:style-name="T4">94</text:span><text:span text:style-name="T3">, 315–329. </text:span></text:p>
      <text:p text:style-name="P4"><text:span text:style-name="T3">[13] C. Pampoulie, P. Steingrund, M. Ö. Stefánsson, A. K. Danielsdóttir. Genetic divergence among East Icelandic and Faroese populations of Atlantic cod provides evidence for historical imprints at neutral and non-neutral markers. </text:span><text:span text:style-name="T4">ICES Journal of Marine Science </text:span><text:span text:style-name="T5">2008</text:span><text:span text:style-name="T3">, </text:span><text:span text:style-name="T4">65</text:span><text:span text:style-name="T3">, 65–71. </text:span></text:p>
      <text:p text:style-name="P11"><text:span text:style-name="T3">[14] M. Ö. Stefánsson, </text:span><text:span text:style-name="T4">Measuring and Managing Knowledge Assets at the University Hospital of Iceland (Icl. Skráning Þekkingarverðmæta á Landspítala Háskólasjúkrahúsi)</text:span><text:span text:style-name="T3">, Symposium at the University of Akureyri, November 2008. </text:span></text:p>
      <text:p text:style-name="P12"><text:span text:style-name="T3">[15] M. Ö. Stefánsson, J. Reinert, Þ. Sigurðsson, K. Kristinsson, K. Nedreaas, </text:span><text:span text:style-name="T4">Population structure of S. mentella in the North Atlantic with regard to international waters in the Norwegian Sea.</text:span><text:span text:style-name="T3">, Tech. Rep., Arctic Fisheries Working Group and North-Western Working Group. ICES AFWG/WD19, </text:span><text:span text:style-name="T5">2007</text:span><text:span text:style-name="T3">. </text:span></text:p>
      <text:p text:style-name="P13"><text:span text:style-name="T3">[16] M. Ö. Stefánsson, J. Reinert, Þ. Sigurðsson, K. Kristinsson, K. Nedreaas, </text:span><text:span text:style-name="T4">Population structure of S. mentella in the North Atlantic with regard to international Norwegian waters in the Norwegian Sea: Spatial and temporal dimensions</text:span><text:span text:style-name="T3">, Tech. Rep., Stock Identification Methods Working Group August 2007. ICES SIMWG/WD1, </text:span><text:span text:style-name="T5">2007</text:span><text:span text:style-name="T3">. </text:span></text:p>
      <text:p text:style-name="P14"><text:span text:style-name="T3">[17] M. Ö. Stefánsson. The search for the origin of the redfish stocks (Icl. Leitin að uppruna karfastofnanna). </text:span><text:span text:style-name="T4">RANNÍS blaðið </text:span><text:span text:style-name="T5">2007</text:span><text:span text:style-name="T3">, </text:span><text:span text:style-name="T4">4</text:span><text:span text:style-name="T3">, 20. </text:span></text:p>
      <text:p text:style-name="P7"><text:span text:style-name="T3">[18] G. A. Víkingsson, D. Ólafsdóttir, Þ. Gunnlaugsson, S. Halldórsson, A. Galan, V. Svansson, M. Kjeld, C. Pampoulie, D. Gíslason, G. Auðunsson, H. Pálmadóttir, H. Gunnlaugsdóttir, M. Ö. Stefánsson, S. Hjartarsdóttir, </text:span><text:span text:style-name="T4">Research programme on common minke whales (Balaenoptera acutorostrata) in Icelandic waters</text:span><text:span text:style-name="T3">, Tech. Rep., Paper presented at the International Whaling Commission (IWC) Scientific Meeting. IWC/SC/56/O10, </text:span><text:span text:style-name="T5">2007</text:span><text:span text:style-name="T3">. </text:span></text:p>
      <text:p text:style-name="P7"><text:span text:style-name="T3">[19] G. A. Víkingsson, D. Ólafsdóttir, Þ. Gunnlaugsson, S. Halldórsson, A. Galan, V. Svansson, M. Kjeld, C. Pampoulie, D. Gíslason, G. Auðunsson, H. Pálmadóttir, H. Gunnlaugsdóttir, M. Ö. Stefánsson, S. Hjartarsdóttir, </text:span><text:span text:style-name="T4">Research programme on common minke whales (Balaenoptera acutorostrata) in Icelandic waters</text:span><text:span text:style-name="T3">, Tech. Rep., A progress report May 2007. IWC SC/59/O16, </text:span><text:span text:style-name="T5">2007</text:span><text:span text:style-name="T3">. </text:span></text:p>
      <text:p text:style-name="P14"><text:span text:style-name="T3">[20] A. K. Daníelsdóttir, M. Bérubé, P. Palsböl, M. Ö. Stefánsson, B. Þorgilsson, T. D. Jörundsdóttir, A. Ragnarsdóttrir, A. Árnason, Þ. Gunnlaugsson, D. Ólafsdóttir, N. Öien, L. Witting, C. Pampoulie, G. A. Víkingsson, </text:span><text:span text:style-name="T4">Genetic stock delineation of fin whales</text:span><text:span text:style-name="T3">, Tech. Rep., Joint North Atlantic Marine Mammal Commission (NAMMCO) and International Whaling Commission (IWC) Scientific workshop on the catch history, stock structure and abundance of North Atlantic fin whales, 23 - 26 March, Iceland. SC/14/FW/3 - SC/M06/FW5, </text:span><text:span text:style-name="T5">2006</text:span><text:span text:style-name="T3">. </text:span></text:p>
      <text:p text:style-name="P11"><text:span text:style-name="T3">[21] A. K. Daníelsdóttir, M. Bérubé, P. Palsböl, M. Ö. Stefánsson, B. Þorgilsson, A. Ragnarsdóttrir, A. Árnason, Þ. Gunnlaugsson, D. Ólafsdóttir, N. Oien, L. Witting, C. Pampoulie, G. A. Víkingsson, </text:span><text:span text:style-name="T4">Genetic stock structure of North Atlantic fin whales based on further analyses of microsatellite data</text:span><text:span text:style-name="T3">, Tech. Rep., International Whaling Commission (IWC) Scientific Meeting, 26 May - 6 June 2006, St. Kitts and Nevis, Caribbean Sea. IWC SC/58/PFI7, </text:span><text:span text:style-name="T5">2006</text:span><text:span text:style-name="T3">. </text:span></text:p>
      <text:p text:style-name="P8"><text:span text:style-name="T3">[22] A. K. Daníelsdóttir, A. Árnason, C. Pampoulie, M. Ö. Stefánsson, G. A. Víkingsson, </text:span><text:span text:style-name="T4">Reanalysis of North Atlantic fin whale allozyme and carbonic anhydrase data</text:span><text:span text:style-name="T3">, Tech. Rep., International Whaling Commission (IWC) Scientific Meeting, 26 May - 6 June 2006, St. Kitts and Nevis, Caribbean Sea. IWC SC/58/PFI8, </text:span><text:span text:style-name="T5">2006</text:span><text:span text:style-name="T3">. </text:span></text:p>
      <text:p text:style-name="P7"><text:span text:style-name="T3">[23] C. Pampoulie, T. D. Jörundsdóttir, A. Steinarsson, G. Pétursdóttir, M. Ö. Stefánsson, A. K. Daníelsdóttir. Genetic comparison of experimental farmed strains and wild Icelandic populations of Atlantic cod (</text:span><text:span text:style-name="T4">Gadus morhua </text:span><text:span text:style-name="T3">L.). </text:span><text:span text:style-name="T4">Aquaculture </text:span><text:span text:style-name="T5">2006</text:span><text:span text:style-name="T3">, </text:span><text:span text:style-name="T4">261</text:span><text:span text:style-name="T3">, 556–564. </text:span></text:p>
      <text:p text:style-name="P9"><text:span text:style-name="T3">[24] M. Ö. Stefánsson, C. Pampoulie, B. Thorgilsson, A. Ragnarsdottrir, D. Gislason, A. K. Danielsdottir, T. Sigurosson. Natural selection and adaptation of the deep-sea redfish </text:span><text:span text:style-name="T4">Sebastes mentella</text:span><text:span text:style-name="T3">. </text:span><text:span text:style-name="T4">Journal of fish biology </text:span><text:span text:style-name="T5">2006</text:span><text:span text:style-name="T3">, </text:span><text:span text:style-name="T4">69</text:span><text:span text:style-name="T3">, 235–235. </text:span></text:p>
      <text:p text:style-name="P14"><text:span text:style-name="T3">[25] M. Ö. Stefánsson, C. Pampoulie. The influence of depth in fishery management: evidence from redfish (</text:span><text:span text:style-name="T4">Sebastes mentella</text:span><text:span text:style-name="T3">) and cod (</text:span><text:span text:style-name="T4">Gadus morhua</text:span><text:span text:style-name="T3">). </text:span><text:span text:style-name="T4">Journal of Fish Biology </text:span><text:span text:style-name="T5">2006</text:span><text:span text:style-name="T3">, </text:span><text:span text:style-name="T4">69</text:span><text:span text:style-name="T3">, 256–256. </text:span></text:p>
      <text:p text:style-name="P4"><text:soft-page-break/><text:span text:style-name="T3">[26] M. Ö. Stefánsson. Oceanic redfish: Genotypes show two different populations (Icl. Úthafskarfinn: Rannsókn á arfgerð sýnir eindregið tvo stofna). </text:span><text:span text:style-name="T4">Fiskifréttir </text:span><text:span text:style-name="T5">2006</text:span><text:span text:style-name="T3">, </text:span><text:span text:style-name="T4">24</text:span><text:span text:style-name="T3">, 8. </text:span></text:p>
      <text:p text:style-name="P7"><text:span text:style-name="T3">[27] M. Ö. Stefánsson, </text:span><text:span text:style-name="T4">Speciation: Redfish in the Irminger Sea (Icl. Tegundamyndun: Karfi í Irmingerhafi)</text:span><text:span text:style-name="T3">, Symposium at the Marine Research Institute, May 2006. </text:span></text:p>
      <text:p text:style-name="P15"><text:span text:style-name="T3">[28] G. A. Víkingsson, D. Ólafsdóttir, Þ. Gunnlaugsson, S. Halldórsson, A. Galan, V. Svansson, E. Jörundsson, M. Kjeld, A. K. Daníelsdóttir, D. Gíslason, G. Auðunsson, H. Pálmadóttir, H. Gunnlaugsdóttir, B. Þorgilsson, M. Ö. Stefánsson, S. Hjartarsdóttir, D. Pike, </text:span><text:span text:style-name="T4">Research programme on common minke whales (Balaenoptera acutorostrata) in Icelandic waters</text:span><text:span text:style-name="T3">, Tech. Rep., A progress report presented at the International Whaling Commission (IWC) May 2006. IWC/SC/58/O20, </text:span><text:span text:style-name="T5">2006</text:span><text:span text:style-name="T3">. </text:span></text:p>
      <text:p text:style-name="P4"><text:span text:style-name="T3">[29] T. Cross, J. Coughlan, G. Burnell, M. Cross, E. Dillane, M. Stefansson, N. Wilkins. Utility of microsatellite loci for detecting reduction of variation in reared aquaculture strains compared with wild progenitors and also as genetic "tags" in breeding programmes: evidence from abalone, halibut and salmon. </text:span><text:span text:style-name="T4">Aquaculture </text:span><text:span text:style-name="T5">2005</text:span><text:span text:style-name="T3">, </text:span><text:span text:style-name="T4">247</text:span><text:span text:style-name="T3">, 3–33. </text:span></text:p>
      <text:p text:style-name="P9"><text:span text:style-name="T3">[30] A. K. Daníelsdóttir, M. Ö. Stefánsson, B. Þorgilsson, T. D. Jörundsdóttir, A. Ragnarsdóttrir, A. Árnason, Þ. Gunnlaugsson, G. A. Víkinsson, D. Ólafsdóttir, M. Bérubé, P. Palsböl, N. Öien, L. Witting, C. Pampoulie, </text:span><text:span text:style-name="T4">Genetic analysis of North Atlantic fin whales (Balaenoptera physalus): Is there more than one breeding unit at the feeding ground west off Iceland?</text:span><text:span text:style-name="T3">, Tech. Rep., Paper presented at the International Whaling Commission (IWC) Scientific Meeting, 30th May - 8th June 2005, Ulsan, Republic of Korea. IWC SC/57/PFI4, </text:span><text:span text:style-name="T5">2005</text:span><text:span text:style-name="T3">. </text:span></text:p>
      <text:p text:style-name="P16"><text:span text:style-name="T3">[31] A. K. Daníelsdóttir, B. Þorgilsson, M. Ö. Stefánsson, A. Ragnarsdóttrir, Þ. D. Jörundsdóttir, C. Pampoulie, </text:span><text:span text:style-name="T4">The Norwegian/Icelandic DNA Register</text:span><text:span text:style-name="T3">, Tech. Rep., Paper presented at the International Whaling Commission meeting of the specialist group on the DNA register/market sampling scheme approach (IWC SGDNA), the Scripps Institute of Oceanography, La Jolla, California, USA, 7th - 9th March 2005. IWC/N05/RMSWG/SGDNA04, </text:span><text:span text:style-name="T5">2005</text:span><text:span text:style-name="T3">.</text:span></text:p>
      <text:p text:style-name="P14"><text:span text:style-name="T3">[32] C. Pampoulie, Þ. D. Jörundsdóttir, A. Steinarsson, G. Pétursdóttir, M. Ö. Stefánsson, A. K. Daníelsdóttir, </text:span><text:span text:style-name="T4">Loss of genetic variability in the first generation of reared Icelandic cod</text:span><text:span text:style-name="T3">, Fourth Symposium on "Ecological Genetics" in Antwerp (Belgium), 2 - 5 February 2005. </text:span></text:p>
      <text:p text:style-name="P17"><text:span text:style-name="T3">[33] C. Pampoulie, Þ. D. Jörundsdóttir, M. Ö. Stefánsson, B. S. Danilowicz, A. K. Daníelsdóttir, </text:span><text:span text:style-name="T4">Is there an Icelandic reservoir for the genetic diversity of cod in Northeast Atlantic?</text:span><text:span text:style-name="T3">, Fourth Symposium on "Ecological Genetics" in Antwerp (Belgium), 2 - 5 February 2005. </text:span></text:p>
      <text:p text:style-name="P7"><text:span text:style-name="T3">[34] M. Ö. Stefánsson, D. Gíslaon, B. Þorgilsson, A. Ragnarsdóttrir, A. K. Daníelsdóttir, Þ. Sigurðsson, </text:span><text:span text:style-name="T4">Population structure of S. mentella within and around the Irminger Sea</text:span><text:span text:style-name="T3">, Tech. Rep., ICES Advisory Committee on Fishery Management. ICES CM 2005/ACFM:10 WD7, </text:span><text:span text:style-name="T5">2005</text:span><text:span text:style-name="T3">. </text:span></text:p>
      <text:p text:style-name="P7"><text:span text:style-name="T3">[35] M. Ö. Stefánsson, D. Gíslason, B. Þorgilsson, A. Ragnarsdóttrir, C. Pampoulie, V. Chosson, T. D. Jörundsdóttir, A. K. Daníelsdóttir, Þ. Sigurðsson, </text:span><text:span text:style-name="T4">Depth as a barrier to gene-flow in S. mentella within the Irminger Sea</text:span><text:span text:style-name="T3">, Tech. Rep., ICES Advisory Committee on Fishery Management. ICES CM 2005/ACFM:21 WD32, </text:span><text:span text:style-name="T5">2005</text:span><text:span text:style-name="T3">. </text:span></text:p>
      <text:p text:style-name="P18"><text:span text:style-name="T3">[36] M. Ö. Stefánsson, D. Gíslason, B. Þorgilsson, A. Ragnarsdóttrir, C. Pampoulie, V. Chosson, Þ. D. Jörundsdóttir, A. K. Daníelsdóttir, Þ. Sigurðsson, </text:span><text:span text:style-name="T4">Population structure of the redfish species S. mentella within the Northern Hemisphere: Irminger Sea and the Icelandic shelf</text:span><text:span text:style-name="T3">, Fourth International Symposium on "Ecological Genetics", University of Antwerp, Belgium, 2 - 4 February 2005. </text:span></text:p>
      <text:p text:style-name="P19"><text:span text:style-name="T3">[37] M. Ö. Stefánsson. Three main stocks of redfish (Icl. Þrír megnin stofnar karfa). </text:span><text:span text:style-name="T4">Fiskifréttir </text:span><text:span text:style-name="T5">2005</text:span><text:span text:style-name="T3">, </text:span><text:span text:style-name="T4">23</text:span><text:span text:style-name="T3">, 9. </text:span></text:p>
      <text:p text:style-name="P7"><text:span text:style-name="T3">[38] M. Ö. Stefánsson, </text:span><text:span text:style-name="T4">Population structure of Sebastes mentella within the Northern Hemisphere: Irminger Sea and the Icelandic shelf</text:span><text:span text:style-name="T3">, Annual Science Conference of the International Council for the Exploration of the Sea, Aberdeen, Scotland, 20 - 24 September 2005, ICES CM 2005/T:17. </text:span></text:p>
      <text:p text:style-name="P7"><text:span text:style-name="T3">[39] M. Ö. Stefánsson, D. Gíslason, B. Þorgilsson, A. Ragnarsdóttrir, C. Pampoulie, V. Chosson, Þ. D. Jörundsdóttir, A. K. Daníelsdóttir, Þ. Sigurðsson, </text:span><text:span text:style-name="T4">Depth as a barrier to gene-flow in S. mentella within the Irminger Sea</text:span><text:span text:style-name="T3">, Annual Science Conference of the International Council for the Exploration of the Sea, Aberdeen, Scotland, 20 - 24 September 2005. ICES CM 2005/T:11. </text:span></text:p>
      <text:p text:style-name="P9"><text:span text:style-name="T3">[40] M. Ö. Stefánsson, D. Gíslason, B. Þorgilsson, A. Ragnarsdóttrir, C. Pampoulie, V. Chosson, Þ. D. Jörundsdóttir, A. K. Daníelsdóttir, Þ. Sigurðsson, </text:span><text:span text:style-name="T4">Depth as a barrier to gene-flow in S. mentella within the Irminger Sea</text:span><text:span text:style-name="T3">, Tech. Rep., North-Western Working Group meeting in Copenhagen, Denmark, 26 April - 5 May 2005. ICES/WD27, </text:span><text:span text:style-name="T5">2005</text:span><text:span text:style-name="T3">. </text:span></text:p>
      <text:p text:style-name="P20"><text:span text:style-name="T3">[41] M. Ö. Stefánsson, D. Gíslason, B. Þorgilsson, A. Ragnarsdóttrir, C. Pampoulie, V. Chosson, Þ. D. Jörundsdóttir, A. K. Daníelsdóttir, Þ. Sigurðsson, </text:span><text:span text:style-name="T4">Population structure of the redfish species S. mentella within the Northern hemisphere: Irminger Sea and the Icelandic slope (Icl. Stofngerð karfa, S. mentella, á norðurhveli jarðar: Irmingerhaf og Íslandskanturinn)</text:span><text:span text:style-name="T3">, Symposium at the Marine Research Institute, January 2005. </text:span></text:p>
      <text:p text:style-name="P7"><text:span text:style-name="T3">[42] G. A. Víkingsson, D. Ólafsdóttir, Þ. Gunnlaugsson, S. Halldórsson, A. Galan, V. Svansson, E. Jörundsson, M. Kjeld, A. K. Daníelsdóttir, D. Gíslason, G. Auðunsson, B. Þorgilsson, M. Ö. Stefánsson, S. Hjartarsdóttir, G. Þórðarson, D. Pike, </text:span><text:span text:style-name="T4">Research programme on common minke whales (Balaenoptera acutorostrata) in Icelandic waters</text:span><text:span text:style-name="T3">, Tech. Rep., A progress report May 2005 presented at the International Whaling Commission (IWC) Scientific Meeting, 30 May - 8 June 2005, Ulsan, Republic of Korea. IWC 2005 SC/57/O14, </text:span><text:span text:style-name="T5">2005</text:span><text:span text:style-name="T3">. </text:span></text:p>
      <text:p text:style-name="P8"><text:span text:style-name="T3">[43] K. H. Nedreaas, Y. Bakay, P. Carreau, G. Dahle, S.-E. Fevolden, D. Gíslason, D. Gunderson, H. Joensen, T. Johansen, K. Jørstad, K. Kristinsson, S. P. Melnikov, G. N. Nævdal, G. Novikov, J. Reinert, F. Saborido-Rey, C. Schmidt, J. M. Sévigny, T. Sigurdsson, M. Ö. Stefansson, J. Trautner, </text:span><text:span text:style-name="T4">Report of the Study Group on Stock Identity and Management Units of Redfishes (SGSIMUR)</text:span><text:span text:style-name="T3">, Tech. Rep., ICES Advisory Committee on Fishery Management. ICES CM 2005/ACFM:10, </text:span><text:span text:style-name="T5">2004</text:span><text:span text:style-name="T3">. </text:span></text:p>
      <text:p text:style-name="P12"><text:span text:style-name="T3">[44] C. Pampoulie, Þ. D. Jörundsdóttir, M. Ö. Stefánsson, A. K. Daníelsdóttir, </text:span><text:span text:style-name="T4">History and genetic structure of cod in North-East Atlantic</text:span><text:span text:style-name="T3">, Ecological and Evolutionary Ethology of Fishes, Sauðárkrókur , Iceland, 17 - 21 August 2004. </text:span></text:p>
      <text:p text:style-name="P17"><text:span text:style-name="T3">[45] C. Pampoulie, Þ. D. Jörundsdóttir, M. Ö. Stefánsson, A. K. Daníelsdóttir, </text:span><text:span text:style-name="T4">Genetic structure and traceability of cod in Northeast Atlantic</text:span><text:span text:style-name="T3">, Symposium at the Marine Research Institute, Reykjavík, Iceland, 12 March 2004. </text:span></text:p>
      <text:p text:style-name="P7"><text:span text:style-name="T3">[46] M. Ö. Stefánsson, D. Gíslason, Þ. Sigurðsson, B. Þorgilsson, A. Ragnarsdóttrir, A. K. Daníelsdóttir, </text:span><text:span text:style-name="T4">Population structure of the redfish species S. mentella within the Northern hemisphere</text:span><text:span text:style-name="T3">, Ecological and Evolutionary Ethology of Fishes, Sauðárkrókur, Iceland, 17 - 21 August 2004. </text:span></text:p>
      <text:p text:style-name="P7"><text:soft-page-break/><text:span text:style-name="T3">[47] M. Ö. Stefánsson, D. Gíslason, B. Þorgilsson, A. Ragnarsdóttr, A. K. Daníelsdóttir, Þ. Sigurðsson, </text:span><text:span text:style-name="T4">Population structure of the redfish species S. mentella within the Northern hemisphere (Icl. Stofngerð karfa, S. mentella, á norðurhveli jarðar)</text:span><text:span text:style-name="T3">, Symposium at the Institute for Experimental Pathology of the University of Iceland, Keldur, Reykjavik, Iceland, December 2004. </text:span></text:p>
      <text:p text:style-name="P21"><text:span text:style-name="T3">[48] M. Ö. Stefánsson, D. Gíslason, B. Þorgilsson, A. Ragnarsdóttrir, A. K. Daníelsdóttir, Þ. Sigurðsson, </text:span><text:span text:style-name="T4">Population structure of the redfish species Sebastes mentella within the Northern hemisphere: Irminger Sea and the Icelandic slope (Icl. Stofngerð karfa, Sebastes mentella, á norðurhveli jarðar: Grænlandshaf og Íslandskanturinn)</text:span><text:span text:style-name="T3">, Symposium of the Biological Society of Iceland, Reykjavík, Iceland, 19 - 20 November 2004. </text:span></text:p>
      <text:p text:style-name="P22"><text:span text:style-name="T3">[49] G. A. Víkingsson, D. Ólafsdóttir, Þ. Gunnlaugsson, S. Halldórsson, A. Galan, V. Svansson, E. Jörundsson, M. Kjeld, A. K. Daníelsdóttir, D. Gíslason, G. Auðunsson, B. Þorgilsson, M. Ö. Stefánsson, </text:span><text:span text:style-name="T4">Research programme on common minke whales (Balaenoptera acutorostrata) in Icelandic waters</text:span><text:span text:style-name="T3">, Tech. Rep., A progress report presented at the International Whaling Commission (IWC) Scientific Meeting, 29 June - 10 July 2004, Sorrento, Italy. IWC/SC/56/O10, </text:span><text:span text:style-name="T5">2004</text:span><text:span text:style-name="T3">. </text:span></text:p>
      <text:p text:style-name="P9"><text:span text:style-name="T3">[50] D. Gíslason, M. Ö. Stefánsson, B. Þorgilsson, A. Ragnarsdóttrir, H. Joensen, J. Reinert, A. K. Daníelsdóttir, </text:span><text:span text:style-name="T4">Microsatellite analysis of S. mentella samples from the Faroe Islands and adjacent areas</text:span><text:span text:style-name="T3">, Tech. Rep., paper presented at an annual project meeting of the EU-REDFISH project 25 - 29 November 2003, Reykjavík, Iceland. WD13, </text:span><text:span text:style-name="T5">2003</text:span><text:span text:style-name="T3">. </text:span></text:p>
      <text:p text:style-name="P9"><text:span text:style-name="T3">[51] A. Langston, R. Hoare, M. Stefansson, R. Fitzgerald, H. Wergeerland, M. Mulcahy. The effect of temperature on non-specific defence parameters of three strains of juvenile Atlantic halibut (</text:span><text:span text:style-name="T4">Hippoglossus hippoglossus </text:span><text:span text:style-name="T3">L.). </text:span><text:span text:style-name="T4">Fish &amp; Shellfish Immunology </text:span><text:span text:style-name="T5">2002</text:span><text:span text:style-name="T3">, </text:span><text:span text:style-name="T4">12</text:span><text:span text:style-name="T3">, 61–76. </text:span></text:p>
      <text:p text:style-name="P9"><text:span text:style-name="T3">[52] M. Ö. Stefánsson, R. D. Fitzgerald, T. F. Cross. Growth, feed utilization and growth heterogeneity in juvenile turbot </text:span><text:span text:style-name="T4">Scophthalmus maximus </text:span><text:span text:style-name="T3">(Rafinesque) under different photoperiod regimes. </text:span><text:span text:style-name="T4">Aquaculture Research </text:span><text:span text:style-name="T5">2002</text:span><text:span text:style-name="T3">, </text:span><text:span text:style-name="T4">33</text:span><text:span text:style-name="T3">, 177–188. </text:span></text:p>
      <text:p text:style-name="P19"><text:span text:style-name="T3">[53] M. Ö. Stefánsson, J. Coughlan, R. D. FitzGerald, T. F. Cross, </text:span><text:span text:style-name="T4">Microsatellite DNA variation in reared strains of turbot (Scophthalmus maximus) and Atlantic halibut (Hippoglossus hippoglossus) compared with wild samples</text:span><text:span text:style-name="T3">, Tech. Rep., Annual Science Conference of the International Council for the Exploration of the Sea, Oslo, Norway, 26 - 29 September 2001. ICES CM 2001/L:16, </text:span><text:span text:style-name="T5">2001</text:span><text:span text:style-name="T3">. </text:span></text:p>
      <text:p text:style-name="P23"><text:span text:style-name="T3">[54] M. Ö. Stefánsson, </text:span><text:span text:style-name="T4">Aspects of culture performance and molecular genetics of turbot (Scopthalmus maximus) and halibut (Hippoglossus hippoglossus)</text:span><text:span text:style-name="T3">, Ph.D. thesis, Submitted to the National University of Ireland in fulfilment of the requirements of the degree of Doctor of Philosophy., </text:span><text:span text:style-name="T5">2001</text:span><text:span text:style-name="T3">. </text:span></text:p>
      <text:p text:style-name="P5"><text:span text:style-name="T3">[55] J. Coughlan, M. Ö. Stefánsson, P. Galvin, E. Dillane, R. FitzGerald, T. Cross. Isolation and characterization of 11 microsatellite loci in Atlantic halibut (</text:span><text:span text:style-name="T4">Hippoglossus hippoglossus </text:span><text:span text:style-name="T3">L.). </text:span><text:span text:style-name="T4">Molecular Ecology </text:span><text:span text:style-name="T5">2000</text:span><text:span text:style-name="T3">, </text:span><text:span text:style-name="T4">9</text:span><text:span text:style-name="T3">, 822–824. </text:span></text:p>
      <text:p text:style-name="P4"><text:span text:style-name="T3">[56] T. M. Jonassen, A. K. Imsland, R. Fitzgerald, S. W. Bonga, E. V. Ham, G. Naevdal, M. O. Stefánsson, S. O. Stefansson. Geographic variation in growth and food conversion efficiency of juvenile Atlantic halibut related to latitude. </text:span><text:span text:style-name="T4">Journal of Fish Biology </text:span><text:span text:style-name="T5">2000</text:span><text:span text:style-name="T3">, </text:span><text:span text:style-name="T4">56</text:span><text:span text:style-name="T3">, 279–294. </text:span></text:p>
      <text:p text:style-name="P7"><text:span text:style-name="T3">[57] M. Ö. Stefánsson, A. K. Imsland, M. D. Jenssen, T. M. Jonassen, S. Stefansson, R. FitzGerald. The effect of different initial size distributions on the growth of Atlantic halibut. </text:span><text:span text:style-name="T4">Journal of Fish Biology </text:span><text:span text:style-name="T5">2000</text:span><text:span text:style-name="T3">, </text:span><text:span text:style-name="T4">56</text:span><text:span text:style-name="T3">, 826–836. </text:span></text:p>
      <text:p text:style-name="P24"><text:span text:style-name="T3">[58] J. Coughlan, M. Ö. Stefánsson, T. F. Cross, A. K. Imsland, R. D. FitzGerald, </text:span><text:span text:style-name="T4">Turbot broodstock selection and larval production: Genetic variability of farmed and wild turbot</text:span><text:span text:style-name="T3">, Poster session at the Marine Institute of Ireland, of projects funded by the Marine OP for Ireland, 1998. </text:span></text:p>
      <text:p text:style-name="P9"><text:span text:style-name="T3">[59] M. Ö. Stefánsson, </text:span><text:span text:style-name="T4">The effect of different photoperiod regimes on the growth of turbot (Scophthalmus maximus)</text:span><text:span text:style-name="T3">, Turbot farming in Ireland - Future Prospects, Cork, Ireland, December 1996. </text:span></text:p>
      <text:p text:style-name="Heading_20_2"><text:bookmark text:name="_thfe1dmwn40l"/>Biosketch</text:p>
      <text:p text:style-name="Standard">Dr. Stefansson is a scientist and an entrepreneur with a Ph.D. in genetics and an Executive MBA in business management. He has focused his career on different aspects of environmental sustainability, ranging from natural resource management to sustainable bioprocessing. His efforts have supported economic growth and created novel business opportunities. Prior to joining Exponent, he worked as a Research Associate and a Manager at Harvard University. He oversaw and managed grant applications, reporting, budgets, and financial forecasts to facilitate groundbreaking research on ancient DNA and microbiology.</text:p>
      <text:p text:style-name="Standard"/>
      <text:p text:style-name="Standard"><text:span text:style-name="T1">Sustainable resource managemen</text:span>t – While heading a population genetics laboratory at the Marine and Freshwater Research Institute in Reykjavik, Dr. Stefansson oversaw three large EU-funded projects. He advised the Government of Iceland, the International Council for the Exploration of the Sea (ICES), and the International Whaling Commission (IWC) on the sustainable management of natural resources across the globe. By employing the methods of ecology, genetics, and evolutionary biology, he researched the impact of paleoclimate change on the evolutionary history of animal species. He has also taken a multidisciplinary approach when forecasting the impact of anthropogenic climate change on marine protists. </text:p>
      <text:p text:style-name="Standard"/>
      <text:p text:style-name="Standard"><text:span text:style-name="T1">Sustainable bioprocessing</text:span> – Dr. Stefansson has worked at the intersection of academia and industry to spearhead an R&amp;D program in northern Iceland. The goal of the work there was to increase the sustainability of fisheries and agriculture by developing microbial upstream bioprocesses that utilized organic waste for media formulation. These microbes synthesized healthy omega-3 fatty acids, which as his feasibility studies showed, could be developed as supplements for human consumption and in aquaculture. </text:p>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1" meta:word-count="2998" meta:character-count="20587" meta:non-whitespace-character-count="17630"/>
    <meta:generator>LibreOfficeDev/6.0.5.2$Linux_X86_64 LibreOffice_project/</meta:generator>
  </office:meta>
</office:document-meta>
</file>